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2.04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2.3693in"/>
    </style:style>
    <style:style style:name="co7" style:family="table-column">
      <style:table-column-properties fo:break-before="auto" style:column-width="2.7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30">
      <style:table-cell-properties fo:border="0.74pt solid #000000"/>
    </style:style>
    <style:style style:name="ce7" style:family="table-cell" style:parent-style-name="Default" style:data-style-name="N11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8.0783in" svg:height="4.5437in" svg:x="2.9831in" svg:y="1.9555in">
            <draw:object draw:notify-on-update-of-ranges="Sheet1.A2:Sheet1.A10 Sheet1.E1:Sheet1.E1 Sheet1.E2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7"/>
        <table:table-column table:style-name="co7" table:default-cell-style-name="ce7"/>
        <table:table-column table:style-name="co8" table:number-columns-repeated="4" table:default-cell-style-name="Default"/>
        <table:table-row table:style-name="ro1">
          <table:table-cell table:style-name="ce1"/>
          <table:table-cell table:style-name="ce1" office:value-type="string" calcext:value-type="string">
            <text:p>Measurement #1 [seconds]</text:p>
          </table:table-cell>
          <table:table-cell table:style-name="ce1" office:value-type="string" calcext:value-type="string">
            <text:p>Measurement #2 [seconds]</text:p>
          </table:table-cell>
          <table:table-cell table:style-name="ce1" office:value-type="string" calcext:value-type="string">
            <text:p>Measurement #3 [seconds]</text:p>
          </table:table-cell>
          <table:table-cell table:style-name="ce1" office:value-type="string" calcext:value-type="string">
            <text:p>Average [seconds]</text:p>
          </table:table-cell>
          <table:table-cell table:style-name="ce1" office:value-type="string" calcext:value-type="string">
            <text:p>Percentage Relative to Base [%]</text:p>
          </table:table-cell>
          <table:table-cell table:style-name="ce1" office:value-type="string" calcext:value-type="string">
            <text:p>Optimization Relative to Base [%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 jar</text:p>
          </table:table-cell>
          <table:table-cell office:value-type="float" office:value="22.043" calcext:value-type="float">
            <text:p>22.043</text:p>
          </table:table-cell>
          <table:table-cell office:value-type="float" office:value="22.583" calcext:value-type="float">
            <text:p>22.583</text:p>
          </table:table-cell>
          <table:table-cell office:value-type="float" office:value="23.363" calcext:value-type="float">
            <text:p>23.363</text:p>
          </table:table-cell>
          <table:table-cell table:formula="of:=AVERAGE([.B2:.D2])" office:value-type="float" office:value="22.663" calcext:value-type="float">
            <text:p>22.663</text:p>
          </table:table-cell>
          <table:table-cell table:formula="of:=[.E2]/[.$K$2]" office:value-type="percentage" office:value="1" calcext:value-type="percentage">
            <text:p>100.00%</text:p>
          </table:table-cell>
          <table:table-cell table:formula="of:=1-[.F2]" office:value-type="percentage" office:value="0" calcext:value-type="percentage">
            <text:p>0.00%</text:p>
          </table:table-cell>
          <table:table-cell table:number-columns-repeated="2"/>
          <table:table-cell office:value-type="string" calcext:value-type="string">
            <text:p>Max=</text:p>
          </table:table-cell>
          <table:table-cell table:formula="of:=MAX([.E2:.E10])" office:value-type="float" office:value="22.663" calcext:value-type="float">
            <text:p>22.663</text:p>
          </table:table-cell>
        </table:table-row>
        <table:table-row table:style-name="ro1">
          <table:table-cell office:value-type="string" calcext:value-type="string">
            <text:p>app jar + indexer</text:p>
          </table:table-cell>
          <table:table-cell office:value-type="float" office:value="22.406" calcext:value-type="float">
            <text:p>22.406</text:p>
          </table:table-cell>
          <table:table-cell office:value-type="float" office:value="21.84" calcext:value-type="float">
            <text:p>21.840</text:p>
          </table:table-cell>
          <table:table-cell office:value-type="float" office:value="23.136" calcext:value-type="float">
            <text:p>23.136</text:p>
          </table:table-cell>
          <table:table-cell table:formula="of:=AVERAGE([.B3:.D3])" office:value-type="float" office:value="22.4606666666667" calcext:value-type="float">
            <text:p>22.461</text:p>
          </table:table-cell>
          <table:table-cell table:formula="of:=[.E3]/[.$K$2]" office:value-type="percentage" office:value="0.991072085190252" calcext:value-type="percentage">
            <text:p>99.11%</text:p>
          </table:table-cell>
          <table:table-cell table:formula="of:=1-[.F3]" office:value-type="percentage" office:value="0.00892791480974853" calcext:value-type="percentage">
            <text:p>0.8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 jar + aot</text:p>
          </table:table-cell>
          <table:table-cell office:value-type="float" office:value="23.404" calcext:value-type="float">
            <text:p>23.404</text:p>
          </table:table-cell>
          <table:table-cell office:value-type="float" office:value="21.633" calcext:value-type="float">
            <text:p>21.633</text:p>
          </table:table-cell>
          <table:table-cell office:value-type="float" office:value="22.179" calcext:value-type="float">
            <text:p>22.179</text:p>
          </table:table-cell>
          <table:table-cell table:formula="of:=AVERAGE([.B4:.D4])" office:value-type="float" office:value="22.4053333333333" calcext:value-type="float">
            <text:p>22.405</text:p>
          </table:table-cell>
          <table:table-cell table:formula="of:=[.E4]/[.$K$2]" office:value-type="percentage" office:value="0.988630513759579" calcext:value-type="percentage">
            <text:p>98.86%</text:p>
          </table:table-cell>
          <table:table-cell table:formula="of:=1-[.F4]" office:value-type="percentage" office:value="0.0113694862404213" calcext:value-type="percentage">
            <text:p>1.1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</text:p>
          </table:table-cell>
          <table:table-cell office:value-type="float" office:value="19.646" calcext:value-type="float">
            <text:p>19.646</text:p>
          </table:table-cell>
          <table:table-cell office:value-type="float" office:value="20.37" calcext:value-type="float">
            <text:p>20.370</text:p>
          </table:table-cell>
          <table:table-cell office:value-type="float" office:value="20.329" calcext:value-type="float">
            <text:p>20.329</text:p>
          </table:table-cell>
          <table:table-cell table:formula="of:=AVERAGE([.B5:.D5])" office:value-type="float" office:value="20.115" calcext:value-type="float">
            <text:p>20.115</text:p>
          </table:table-cell>
          <table:table-cell table:formula="of:=[.E5]/[.$K$2]" office:value-type="percentage" office:value="0.887570048096016" calcext:value-type="percentage">
            <text:p>88.76%</text:p>
          </table:table-cell>
          <table:table-cell table:formula="of:=1-[.F5]" office:value-type="percentage" office:value="0.112429951903985" calcext:value-type="percentage">
            <text:p>11.2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indexer</text:p>
          </table:table-cell>
          <table:table-cell office:value-type="float" office:value="19.204" calcext:value-type="float">
            <text:p>19.204</text:p>
          </table:table-cell>
          <table:table-cell office:value-type="float" office:value="20.085" calcext:value-type="float">
            <text:p>20.085</text:p>
          </table:table-cell>
          <table:table-cell office:value-type="float" office:value="19.56" calcext:value-type="float">
            <text:p>19.560</text:p>
          </table:table-cell>
          <table:table-cell table:formula="of:=AVERAGE([.B6:.D6])" office:value-type="float" office:value="19.6163333333333" calcext:value-type="float">
            <text:p>19.616</text:p>
          </table:table-cell>
          <table:table-cell table:formula="of:=[.E6]/[.$K$2]" office:value-type="percentage" office:value="0.865566488696701" calcext:value-type="percentage">
            <text:p>86.56%</text:p>
          </table:table-cell>
          <table:table-cell table:formula="of:=1-[.F6]" office:value-type="percentage" office:value="0.134433511303299" calcext:value-type="percentage">
            <text:p>13.4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 jar + cds</text:p>
          </table:table-cell>
          <table:table-cell office:value-type="float" office:value="18.055" calcext:value-type="float">
            <text:p>18.055</text:p>
          </table:table-cell>
          <table:table-cell office:value-type="float" office:value="20.519" calcext:value-type="float">
            <text:p>20.519</text:p>
          </table:table-cell>
          <table:table-cell office:value-type="float" office:value="19.994" calcext:value-type="float">
            <text:p>19.994</text:p>
          </table:table-cell>
          <table:table-cell table:formula="of:=AVERAGE([.B7:.D7])" office:value-type="float" office:value="19.5226666666667" calcext:value-type="float">
            <text:p>19.523</text:p>
          </table:table-cell>
          <table:table-cell table:formula="of:=[.E7]/[.$K$2]" office:value-type="percentage" office:value="0.861433467178514" calcext:value-type="percentage">
            <text:p>86.14%</text:p>
          </table:table-cell>
          <table:table-cell table:formula="of:=1-[.F7]" office:value-type="percentage" office:value="0.138566532821486" calcext:value-type="percentage">
            <text:p>13.8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aot</text:p>
          </table:table-cell>
          <table:table-cell office:value-type="float" office:value="17.376" calcext:value-type="float">
            <text:p>17.376</text:p>
          </table:table-cell>
          <table:table-cell office:value-type="float" office:value="18.204" calcext:value-type="float">
            <text:p>18.204</text:p>
          </table:table-cell>
          <table:table-cell office:value-type="float" office:value="17.314" calcext:value-type="float">
            <text:p>17.314</text:p>
          </table:table-cell>
          <table:table-cell table:formula="of:=AVERAGE([.B8:.D8])" office:value-type="float" office:value="17.6313333333333" calcext:value-type="float">
            <text:p>17.631</text:p>
          </table:table-cell>
          <table:table-cell table:formula="of:=[.E8]/[.$K$2]" office:value-type="percentage" office:value="0.777978790686729" calcext:value-type="percentage">
            <text:p>77.80%</text:p>
          </table:table-cell>
          <table:table-cell table:formula="of:=1-[.F8]" office:value-type="percentage" office:value="0.222021209313271" calcext:value-type="percentage">
            <text:p>22.2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cds</text:p>
          </table:table-cell>
          <table:table-cell office:value-type="float" office:value="16.639" calcext:value-type="float">
            <text:p>16.639</text:p>
          </table:table-cell>
          <table:table-cell office:value-type="float" office:value="15.977" calcext:value-type="float">
            <text:p>15.977</text:p>
          </table:table-cell>
          <table:table-cell office:value-type="float" office:value="15.557" calcext:value-type="float">
            <text:p>15.557</text:p>
          </table:table-cell>
          <table:table-cell table:formula="of:=AVERAGE([.B9:.D9])" office:value-type="float" office:value="16.0576666666667" calcext:value-type="float">
            <text:p>16.058</text:p>
          </table:table-cell>
          <table:table-cell table:formula="of:=[.E9]/[.$K$2]" office:value-type="percentage" office:value="0.708541087528865" calcext:value-type="percentage">
            <text:p>70.85%</text:p>
          </table:table-cell>
          <table:table-cell table:formula="of:=1-[.F9]" office:value-type="percentage" office:value="0.291458912471135" calcext:value-type="percentage">
            <text:p>29.1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ive image</text:p>
          </table:table-cell>
          <table:table-cell office:value-type="float" office:value="0.439" calcext:value-type="float">
            <text:p>0.439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6" calcext:value-type="float">
            <text:p>0.436</text:p>
          </table:table-cell>
          <table:table-cell table:formula="of:=AVERAGE([.B10:.D10])" office:value-type="float" office:value="0.447333333333333" calcext:value-type="float">
            <text:p>0.447</text:p>
          </table:table-cell>
          <table:table-cell table:formula="of:=[.E10]/[.$K$2]" office:value-type="percentage" office:value="0.0197384871082087" calcext:value-type="percentage">
            <text:p>1.97%</text:p>
          </table:table-cell>
          <table:table-cell table:formula="of:=1-[.F10]" office:value-type="percentage" office:value="0.980261512891791" calcext:value-type="percentage">
            <text:p>98.03%</text:p>
          </table:table-cell>
          <table:table-cell table:number-columns-repeated="4"/>
        </table:table-row>
      </table:table>
      <table:named-expressions/>
      <table:database-ranges>
        <table:database-range table:name="StartupTimes" table:target-range-address="Sheet1.A1:Sheet1.G10">
          <table:sort>
            <table:sort-by table:field-number="4" table:order="descending" table:data-type="automatic"/>
          </table:sort>
        </table:database-range>
        <table:database-range table:name="__Anonymous_Sheet_DB__0" table:target-range-address="Sheet1.A1:Sheet1.G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seconds number:style="long" number:decimal-places="2"/>
    </number:time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18:07:24.83638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2T21:05:35.187540393</meta:creation-date>
    <meta:generator>LibreOffice/25.8.0.4$MacOSX_AARCH64 LibreOffice_project/48f00303701489684e67c38c28aff00cd5929e67</meta:generator>
    <dc:date>2025-08-24T18:32:41.821953000</dc:date>
    <meta:editing-duration>PT1H37M46S</meta:editing-duration>
    <meta:editing-cycles>77</meta:editing-cycles>
    <meta:document-statistic meta:table-count="1" meta:cell-count="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0.52cm" svg:height="11.542cm" xlink:href=".." xlink:type="simple" chart:class="chart:bar" chart:style-name="ch1">
        <chart:title svg:x="6.546cm" svg:y="0.365cm" chart:style-name="ch2">
          <text:p>Startup Time by Configuration Type</text:p>
        </chart:title>
        <chart:plot-area chart:style-name="ch3" svg:x="1.391cm" svg:y="1.392cm" svg:width="18.719cm" svg:height="8.969cm">
          <chart:coordinate-region svg:x="6.575cm" svg:y="1.392cm" svg:width="12.983cm" svg:height="8.319cm"/>
          <chart:axis chart:dimension="x" chart:name="primary-x" chart:style-name="ch4" chartooo:axis-type="auto">
            <chartooo:date-scale/>
            <chart:title svg:x="0.451cm" svg:y="7.285cm" chart:style-name="ch5">
              <text:p><text:span text:style-name="T1">Configuration Type</text:span></text:p>
            </chart:title>
            <chart:categories table:cell-range-address="Sheet1.A2:Sheet1.A10"/>
          </chart:axis>
          <chart:axis chart:dimension="y" chart:name="primary-y" chart:style-name="ch6">
            <chart:title svg:x="9.048cm" svg:y="10.591cm" chart:style-name="ch2">
              <text:p><text:span text:style-name="T1">Startup Time [seconds]</text:span></text:p>
            </chart:title>
            <chart:grid chart:style-name="ch7" chart:class="major"/>
          </chart:axis>
          <chart:series chart:style-name="ch8" chart:values-cell-range-address="Sheet1.E2:Sheet1.E10" chart:label-cell-address="Sheet1.E1:Sheet1.E1" chart:class="chart:bar">
            <chart:data-point chart:repeated="7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[seconds]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p jar</text:p>
                <draw:g>
                  <svg:desc>Sheet1.A2:Sheet1.A10</svg:desc>
                </draw:g>
              </table:table-cell>
              <table:table-cell office:value-type="float" office:value="22.663">
                <text:p>22.663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app jar + indexer</text:p>
              </table:table-cell>
              <table:table-cell office:value-type="float" office:value="22.4606666666667">
                <text:p>22.4606666666667</text:p>
              </table:table-cell>
            </table:table-row>
            <table:table-row>
              <table:table-cell office:value-type="string">
                <text:p>app jar + aot</text:p>
              </table:table-cell>
              <table:table-cell office:value-type="float" office:value="22.4053333333333">
                <text:p>22.4053333333333</text:p>
              </table:table-cell>
            </table:table-row>
            <table:table-row>
              <table:table-cell office:value-type="string">
                <text:p>unpacked layered jar</text:p>
              </table:table-cell>
              <table:table-cell office:value-type="float" office:value="20.115">
                <text:p>20.115</text:p>
              </table:table-cell>
            </table:table-row>
            <table:table-row>
              <table:table-cell office:value-type="string">
                <text:p>unpacked layered jar + indexer</text:p>
              </table:table-cell>
              <table:table-cell office:value-type="float" office:value="19.6163333333333">
                <text:p>19.6163333333333</text:p>
              </table:table-cell>
            </table:table-row>
            <table:table-row>
              <table:table-cell office:value-type="string">
                <text:p>app jar + cds</text:p>
              </table:table-cell>
              <table:table-cell office:value-type="float" office:value="19.5226666666667">
                <text:p>19.5226666666667</text:p>
              </table:table-cell>
            </table:table-row>
            <table:table-row>
              <table:table-cell office:value-type="string">
                <text:p>unpacked layered jar + aot</text:p>
              </table:table-cell>
              <table:table-cell office:value-type="float" office:value="17.6313333333333">
                <text:p>17.6313333333333</text:p>
              </table:table-cell>
            </table:table-row>
            <table:table-row>
              <table:table-cell office:value-type="string">
                <text:p>unpacked layered jar + cds</text:p>
              </table:table-cell>
              <table:table-cell office:value-type="float" office:value="16.0576666666667">
                <text:p>16.0576666666667</text:p>
              </table:table-cell>
            </table:table-row>
            <table:table-row>
              <table:table-cell office:value-type="string">
                <text:p>native image</text:p>
              </table:table-cell>
              <table:table-cell office:value-type="float" office:value="0.447333333333333">
                <text:p>0.447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